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02100010EA600006986E3E7FEBE139E0BD8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fo:font-size="12pt" fo:language="nl" fo:country="BE" officeooo:rsid="000f5e07" officeooo:paragraph-rsid="000f5e07" style:font-size-asian="12pt" style:font-size-complex="12pt"/>
    </style:style>
    <style:style style:name="P5" style:family="paragraph" style:parent-style-name="Standard">
      <style:text-properties officeooo:paragraph-rsid="000e3f81"/>
    </style:style>
    <style:style style:name="P6" style:family="paragraph" style:parent-style-name="Standard">
      <style:paragraph-properties fo:margin-left="0mm" fo:margin-right="-0.51mm" fo:text-indent="0mm" style:auto-text-indent="false">
        <style:tab-stops>
          <style:tab-stop style:position="160mm"/>
        </style:tab-stops>
      </style:paragraph-properties>
      <style:text-properties style:font-name="Trebuchet MS"/>
    </style:style>
    <style:style style:name="P7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8" style:family="paragraph" style:parent-style-name="Standard">
      <style:text-properties fo:font-size="12pt" fo:language="nl" fo:country="BE" officeooo:rsid="000fb553" officeooo:paragraph-rsid="000fb553" style:font-size-asian="12pt" style:font-size-complex="12pt"/>
    </style:style>
    <style:style style:name="P9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fo:font-weight="normal" officeooo:rsid="000f5e07" style:font-weight-asian="normal" style:font-weight-complex="normal"/>
    </style:style>
    <style:style style:name="T7" style:family="text">
      <style:text-properties officeooo:rsid="000fb553"/>
    </style:style>
    <style:style style:name="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mm" draw:fill="none" draw:textarea-vertical-align="top" draw:auto-grow-height="true" fo:min-height="0mm" fo:min-width="0mm" fo:padding-top="0mm" fo:padding-bottom="0mm" fo:padding-left="0mm" fo:padding-right="0mm" fo:wrap-option="wrap" fo:margin-left="0.05mm" fo:margin-right="0.05mm" fo:margin-top="0mm" fo:margin-bottom="0m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custom-shape text:anchor-type="paragraph" draw:z-index="2" draw:name="Text Box 2" draw:style-name="gr1" draw:text-style-name="P10" svg:width="8.1mm" svg:height="7.03mm" svg:x="-21.91mm" svg:y="49.95mm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5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5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text:span text:style-name="T6">12</text:span></text:p>
      <text:p text:style-name="P3"/>
      <text:p text:style-name="P2">Gerealiseerd vorige week:</text:p>
      <text:p text:style-name="P3"/>
      <text:p text:style-name="P4">– Maken presentatie <text:span text:style-name="T7">→ </text:span><text:a xlink:type="simple" xlink:href="https://github.com/4ilo/Bachelorproef_E-ICT/blob/master/Administratie/Presentatie/presentatie.odp" text:style-name="Internet_20_link" text:visited-style-name="Visited_20_Internet_20_Link"><text:span text:style-name="T7">presentatie</text:span></text:a></text:p>
      <text:p text:style-name="P4"/>
      <text:p text:style-name="P4">– Werken aan scriptie <text:span text:style-name="T7">→ </text:span><text:a xlink:type="simple" xlink:href="https://github.com/4ilo/Bachelorproef_E-ICT/blob/master/Administratie/Scriptie/Scriptie.odt" text:style-name="Internet_20_link" text:visited-style-name="Visited_20_Internet_20_Link"><text:span text:style-name="T7">Scriptie</text:span></text:a></text:p>
      <text:p text:style-name="P3"/>
      <text:p text:style-name="P3"/>
      <text:p text:style-name="P3"/>
      <text:p text:style-name="P3"/>
      <text:p text:style-name="P3"/>
      <text:p text:style-name="P7">Doelstellingen voor de volgende week:</text:p>
      <text:p text:style-name="P3"/>
      <text:p text:style-name="P3"/>
      <text:p text:style-name="P4">– tussentijdse presentatie</text:p>
      <text:p text:style-name="P3"/>
      <text:p text:style-name="P8">– Homekit koppelen aan bu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Opmerkingen hogeschoolpromotor:</text:p>
      <text:p text:style-name="P6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8.47mm" fo:margin-bottom="0mm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3.53mm" fo:margin-bottom="0mm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3.53mm" fo:margin-bottom="0mm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3.53mm" fo:margin-bottom="0mm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3.53mm" fo:margin-bottom="0mm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3.53mm" fo:margin-bottom="0mm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3.53mm" fo:margin-bottom="0mm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5.29mm" loext:contextual-spacing="true" fo:padding-left="0mm" fo:padding-right="0mm" fo:padding-top="0mm" fo:padding-bottom="1.41mm" fo:border-left="none" fo:border-right="none" fo:border-top="none" fo:border-bottom="0.99pt solid #4f81bd"/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50.8mm" fo:margin-right="0mm" fo:text-indent="0mm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0mm" fo:margin-right="0mm" fo:text-indent="-20mm" style:auto-text-indent="false" fo:background-color="#cccccc" fo:padding="0.35mm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0.32mm" fo:margin-right="20.32mm" fo:text-indent="0mm" style:auto-text-indent="false" fo:padding="3.53mm" fo:border="0.26pt solid #4f81bd" style:shadow="#000000 0.09mm 0.09mm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3.53mm" fo:margin-right="0mm" fo:text-indent="-3.53m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2.12mm" fo:margin-bottom="0mm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8.47mm"/>
          <style:tab-stop style:position="16.93mm"/>
          <style:tab-stop style:position="25.4mm"/>
          <style:tab-stop style:position="33.87mm"/>
          <style:tab-stop style:position="42.33mm"/>
          <style:tab-stop style:position="50.8mm"/>
          <style:tab-stop style:position="59.27mm"/>
          <style:tab-stop style:position="67.73mm"/>
          <style:tab-stop style:position="76.2mm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M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2mm" fo:margin-bottom="12.51mm" fo:margin-left="25.01mm" fo:margin-right="25.01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>
        <style:header-footer-properties fo:min-height="3.02mm" fo:margin-left="0mm" fo:margin-right="0mm" fo:margin-bottom="2.01mm" style:dynamic-spacing="true"/>
      </style:header-style>
      <style:footer-style>
        <style:header-footer-properties fo:min-height="25.51mm" fo:margin-left="0mm" fo:margin-right="0mm" fo:margin-top="24.5m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43.27mm" svg:height="17.07mm" draw:z-index="0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43.27mm" svg:height="17.07mm" draw:z-index="1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8</meta:editing-cycles>
    <meta:print-date>2013-04-21T17:44:00</meta:print-date>
    <meta:creation-date>2016-12-21T00:07:00</meta:creation-date>
    <dc:date>2017-03-24T11:12:54.546514145</dc:date>
    <meta:editing-duration>PT21M44S</meta:editing-duration>
    <meta:generator>LibreOffice/5.3.1.2$Linux_X86_64 LibreOffice_project/30m0$Build-2</meta:generator>
    <meta:document-statistic meta:table-count="0" meta:image-count="2" meta:object-count="0" meta:page-count="2" meta:paragraph-count="19" meta:word-count="57" meta:character-count="503" meta:non-whitespace-character-count="451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